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language="de" fo:country="DE" officeooo:paragraph-rsid="000e0dec" style:font-size-asian="10pt" style:font-size-complex="10pt"/>
    </style:style>
    <style:style style:name="P2" style:family="paragraph" style:parent-style-name="Standard">
      <style:text-properties style:font-name="Courier New" fo:font-size="10pt" fo:language="de" fo:country="DE" officeooo:rsid="000e0dec" officeooo:paragraph-rsid="000e1d19" style:font-size-asian="10pt" style:font-size-complex="10pt"/>
    </style:style>
    <style:style style:name="P3" style:family="paragraph" style:parent-style-name="Standard">
      <style:text-properties style:font-name="Courier New" fo:font-size="10pt" fo:language="de" fo:country="DE" officeooo:rsid="000e1d19" officeooo:paragraph-rsid="000e1d19" style:font-size-asian="10pt" style:font-size-complex="10pt"/>
    </style:style>
    <style:style style:name="P4" style:family="paragraph" style:parent-style-name="Standard">
      <style:text-properties style:font-name="Courier New" fo:font-size="10pt" fo:language="de" fo:country="DE" fo:font-weight="bold" officeooo:paragraph-rsid="000e0dec" style:font-size-asian="10pt" style:font-weight-asian="bold" style:font-size-complex="10pt" style:font-weight-complex="bold"/>
    </style:style>
    <style:style style:name="P5" style:family="paragraph" style:parent-style-name="Standard">
      <style:text-properties style:text-position="0% 100%" style:font-name="Courier New" fo:font-size="10pt" fo:language="de" fo:country="DE" officeooo:rsid="000f778d" officeooo:paragraph-rsid="000e0dec" style:font-size-asian="10pt" style:font-size-complex="10pt"/>
    </style:style>
    <style:style style:name="P6" style:family="paragraph" style:parent-style-name="Standard">
      <style:text-properties style:font-name="Courier New" fo:font-size="10pt" fo:language="de" fo:country="DE" officeooo:rsid="000e1d19" officeooo:paragraph-rsid="000e1d19" style:font-size-asian="10pt" style:font-size-complex="10pt"/>
    </style:style>
    <style:style style:name="P7" style:family="paragraph" style:parent-style-name="Standard">
      <style:text-properties style:font-name="Courier New" fo:font-size="10pt" fo:language="de" fo:country="DE" officeooo:rsid="000513df" officeooo:paragraph-rsid="000e6c7f" style:font-size-asian="10pt" style:font-size-complex="10pt"/>
    </style:style>
    <style:style style:name="P8" style:family="paragraph" style:parent-style-name="Standard">
      <style:text-properties style:font-name="Courier New" fo:font-size="10pt" fo:language="de" fo:country="DE" officeooo:rsid="0004eb4a" officeooo:paragraph-rsid="000e6c7f" style:font-size-asian="10pt" style:font-size-complex="10pt"/>
    </style:style>
    <style:style style:name="P9" style:family="paragraph" style:parent-style-name="Standard">
      <style:text-properties style:font-name="Courier New" fo:font-size="10pt" fo:language="de" fo:country="DE" officeooo:paragraph-rsid="000e6c7f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officeooo:rsid="000e1d19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White, S. a. (2004). Introduction to BPMN. <text:span text:style-name="T1">BPTrends</text:span>, 1–11. </text:p>
      <text:p text:style-name="P1"/>
      <text:p text:style-name="P2">Dieser ist eine Einführung in die Business Process Model and Notation Spezifikationssprache. </text:p>
      <text:p text:style-name="P2">Es werden die grundlegende grafischen Elemente der Diagramme erläutert, sowie verschiedene Anwendungsgebiete, zu denen <text:span text:style-name="T3">kollaborative (öffentliche) Business2Business Prozesse und interne (private) Business Prozesse zählen</text:span>. <text:span text:style-name="T3">Auch wird der Mehrwert von BPMN herausgestellt.</text:span></text:p>
      <text:p text:style-name="P3">Dieser Artikel mag veraltet sein, da sich dieser auf BPMN v.1.0 bezieht und inzwischen Version 2.0 veröffentlicht worden ist, bietet dieser aber einen guten Einstieg in diese Spezifikationssprache.</text:p>
      <text:p text:style-name="P3">Aufgrund dessen wird der Artikel für die Ausarbeitung herangezogen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20:16:53.723000000</meta:creation-date>
    <dc:date>2016-05-19T18:16:33.077000000</dc:date>
    <meta:editing-duration>PT17M18S</meta:editing-duration>
    <meta:editing-cycles>2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5" meta:word-count="90" meta:character-count="685" meta:non-whitespace-character-count="599"/>
  </office:meta>
</office:document-meta>
</file>